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1">
      <style:text-properties fo:language="ru" fo:country="RU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6" style:family="text">
      <style:text-properties style:font-name="Times New Roman" fo:language="ru" fo:country="RU"/>
    </style:style>
    <style:style style:name="T7" style:family="text">
      <style:text-properties style:font-name="Times New Roman" fo:language="ru" fo:country="RU" fo:font-weight="normal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ru" fo:country="RU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41cm" draw:z-index="0"><draw:image xlink:href="../../odt/images/007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Знак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1cm" svg:height="1.48cm" draw:z-index="0"><draw:image xlink:href="../../odt/images/007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р</text:span><text:span text:style-name="T2">еализует вычисление знака входного сигнала по следующему алгоритму:</text:span></text:p>
            <text:p text:style-name="P6"><draw:frame draw:style-name="fr3" draw:name="Объект1" text:anchor-type="as-char" svg:width="5.671cm" svg:height="1.916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7"><text:span text:style-name="T3">где</text:span><text:span text:style-name="T3"><draw:frame draw:style-name="fr3" draw:name="Объект2" text:anchor-type="as-char" svg:width="2.418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– входной и выходной векторные сигналы. В случае </text:span><text:span text:style-name="T5">векторного</text:span><text:span text:style-name="T3"> входного сигнала блок вычисляет знак </text:span><text:span text:style-name="T2">каждого из элементов входного вектора:</text:span></text:p>
            <text:p text:style-name="P4"><draw:frame draw:style-name="fr3" draw:name="Object1" text:anchor-type="as-char" svg:width="7.909cm" svg:height="2.10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text:p text:style-name="Text_20_body">где<draw:frame draw:style-name="fr3" draw:name="Объект3" text:anchor-type="as-char" svg:width="2.609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– <text:span text:style-name="T8">i-</text:span><text:span text:style-name="T9">ые элементы </text:span>входного<text:span text:style-name="T9"> и выходного векторных сигналов </text:span><text:span text:style-name="T9"><draw:frame draw:style-name="fr3" draw:name="Объект4" text:anchor-type="as-char" svg:width="2.418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9">, </text:span><text:span text:style-name="T9"><draw:frame draw:style-name="fr3" draw:name="Объект5" text:anchor-type="as-char" svg:width="1.147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8">– </text:span><text:span text:style-name="T9">размерность входного сигнала</text:span>.</text:p>
            <text:p text:style-name="Text_20_body"><text:span text:style-name="T4">Свойства</text:span><text:span text:style-name="T10">:</text:span><text:span text:style-name="T11"> для работы блока задавать свойства не требуется.</text:span></text:p>
            <text:p text:style-name="P8"><text:span text:style-name="T6">Примечания</text:span><text:span text:style-name="T7">:</text:span></text:p>
            <text:list xml:id="list8854926519282769008" text:style-name="L1">
              <text:list-item>
                <text:p text:style-name="P9">Размерность выходного сигнала равна размерности входного сигнала.</text:p>
              </text:list-item>
              <text:list-item>
                <text:p text:style-name="P10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нак</dc:title>
    <dc:date>2012-03-30T20:18:00.26</dc:date>
    <meta:generator>OpenOffice_Beta/4.1.0$Win32 OpenOffice.org_project/410m14$Build-9760</meta:generator>
    <meta:editing-duration>PT2H1M25S</meta:editing-duration>
    <meta:editing-cycles>47</meta:editing-cycles>
    <meta:document-statistic meta:table-count="1" meta:image-count="2" meta:object-count="6" meta:page-count="1" meta:paragraph-count="15" meta:word-count="85" meta:character-count="580"/>
  </office:meta>
</office:document-meta>
</file>

<file path=Object 1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  <mi>,</mi>
      <mi/>
      <msub>
        <mi>y</mi>
        <mi>i</mi>
      </msub>
      <mrow>
        <mo stretchy="false">(</mo>
        <mrow>
          <mi>t</mi>
        </mrow>
        <mo stretchy="false">)</mo>
      </mrow>
    </mrow>
    <annotation encoding="StarMath 5.0">u_i(t),~y_i(t)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−</mo>
                      <mn>1,</mn>
                    </mrow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</mn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,</mi>
                  </mrow>
                </mtd>
              </mtr>
              <mtr>
                <mtd>
                  <mrow>
                    <mrow>
                      <mo stretchy="false">+</mo>
                      <mn>1,</mn>
                    </mrow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</mn>
                    </mrow>
                    <mi>,</mi>
                  </mrow>
                </mtd>
              </mtr>
            </mtable>
          </mrow>
        </mrow>
      </mrow>
      <mi/>
      <mrow>
        <mi>i</mi>
        <mo stretchy="false">=</mo>
        <mn>1</mn>
      </mrow>
      <mn>...</mn>
      <mi>n</mi>
      <mi>,</mi>
    </mrow>
    <annotation encoding="StarMath 5.0">y_i(t) = left lbrace stack{
alignl -1, ~ если ~ u_i(t) &lt; 0 , #
alignl 0, ~ если ~  u_i(t) = 0 , #
alignl +1, ~ если ~ u_i(t) &gt; 0 ,  }
right none

~i = 1 ... n ,
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−</mo>
                      <mn>1,</mn>
                    </mrow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</mn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,</mi>
                  </mrow>
                </mtd>
              </mtr>
              <mtr>
                <mtd>
                  <mrow>
                    <mrow>
                      <mo stretchy="false">+</mo>
                      <mn>1,</mn>
                    </mrow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</mn>
                    </mrow>
                    <mi>,</mi>
                  </mrow>
                </mtd>
              </mtr>
            </mtable>
          </mrow>
        </mrow>
      </mrow>
    </mrow>
    <annotation encoding="StarMath 5.0">y(t) = left lbrace stack{
alignl -1, ~ если ~ u(t) &lt; 0 , #
alignl 0, ~ если ~  u(t) = 0 , #
alignl +1, ~ если ~ u(t) &gt; 0 ,  }
right none
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u(t),~y(t)</annotation>
  </semantics>
</math>
</file>

<file path=Object 5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o stretchy="false">(</mo>
        <mrow>
          <mi>t</mi>
        </mrow>
        <mo stretchy="false">)</mo>
      </mrow>
      <mi>,</mi>
      <mi/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u}(t),~vec{y}(t)</annotation>
  </semantics>
</math>
</file>

<file path=Object 6/content.xml><?xml version="1.0" encoding="utf-8"?>
<math xmlns="http://www.w3.org/1998/Math/MathML">
  <semantics>
    <mrow>
      <mrow>
        <mi>n</mi>
        <mo stretchy="false">≥</mo>
        <mn>2</mn>
      </mrow>
    </mrow>
    <annotation encoding="StarMath 5.0">n &gt;= 2</annotation>
  </semantics>
</math>
</file>